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08cm" fo:margin-left="0cm" table:align="left"/>
    </style:style>
    <style:style style:name="Table1.A" style:family="table-column">
      <style:table-column-properties style:column-width="5.71cm"/>
    </style:style>
    <style:style style:name="Table1.B" style:family="table-column">
      <style:table-column-properties style:column-width="7.489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6cm"/>
    </style:style>
    <style:style style:name="Table1.A1" style:family="table-cell">
      <style:table-cell-properties style:vertical-align="middle" fo:padding="0cm" fo:border="none" style:writing-mode="lr-tb"/>
    </style:style>
    <style:style style:name="Table1.A3" style:family="table-cell">
      <style:table-cell-properties style:vertical-align="middle" fo:background-color="#eeeeee" fo:padding="0cm" fo:border="none" style:writing-mode="lr-tb">
        <style:background-image/>
      </style:table-cell-properties>
    </style:style>
    <style:style style:name="P1" style:family="paragraph" style:parent-style-name="Standard" style:master-page-name="MP0">
      <style:paragraph-properties fo:text-align="justify" style:justify-single-word="false" style:page-number="auto" fo:break-before="pag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/>
    </style:style>
    <style:style style:name="P7" style:family="paragraph" style:parent-style-name="Table_20_Heading">
      <style:paragraph-properties fo:line-height="150%" fo:text-align="start" style:justify-single-word="false"/>
      <style:text-properties style:font-name="Arial"/>
    </style:style>
    <style:style style:name="P8" style:family="paragraph" style:parent-style-name="Table_20_Contents">
      <style:paragraph-properties fo:line-height="150%"/>
      <style:text-properties style:font-name="Arial"/>
    </style:style>
    <style:style style:name="P9" style:family="paragraph" style:parent-style-name="Table_20_Contents">
      <style:paragraph-properties fo:line-height="150%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1" style:family="paragraph" style:parent-style-name="Standard">
      <style:text-properties style:font-name="Arial" fo:font-size="10pt" style:font-size-asian="10pt" style:font-size-complex="10pt"/>
    </style:style>
    <style:style style:name="P12" style:family="paragraph" style:parent-style-name="Standard" style:list-style-name="L1"/>
    <style:style style:name="P13" style:family="paragraph" style:parent-style-name="Standard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P14" style:family="paragraph" style:parent-style-name="Standard" style:list-style-name="L2"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font-name="Arial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style="italic" style:font-style-asian="italic" style:font-style-complex="italic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Police_20_par_20_défaut"><text:span text:style-name="T1">Objet : Saisine </text:span></text:span><text:span text:style-name="Police_20_par_20_défaut"><text:span text:style-name="T2">CNPN/CSRPN</text:span></text:span><text:span text:style-name="Police_20_par_20_défaut"><text:span text:style-name="T1"> - demande de dérogation à but scientifique - </text:span></text:span><text:span text:style-name="Source_20_Text"><text:span text:style-name="T1">{nom}</text:span></text:span></text:p>
      <text:p text:style-name="P2">PJ : Demande de dérogation espèces protégées et pièces justificatives</text:p>
      <text:p text:style-name="P2">Identifiant Dossier Pitchou : {identifiant_pitchou}</text:p>
      <text:p text:style-name="P3"/>
      <text:p text:style-name="P2"/>
      <text:p text:style-name="P4"/>
      <text:p text:style-name="P4"/>
      <text:p text:style-name="P3"><text:span text:style-name="Police_20_par_20_défaut"><text:span text:style-name="T3">Vous trouverez ci-joint pour recueil d’avis du </text:span></text:span><text:span text:style-name="Police_20_par_20_défaut"><text:span text:style-name="T4">CNPN/CSRPN Nouvelle-Aquitaine</text:span></text:span><text:span text:style-name="Police_20_par_20_défaut"><text:span text:style-name="T3">, la demande de dérogation à caractère scientifique formulée par </text:span></text:span><text:span text:style-name="Source_20_Text"><text:span text:style-name="T3">{demandeur}</text:span></text:span><text:span text:style-name="Police_20_par_20_défaut"><text:span text:style-name="T3"> , {qualification}, pour </text:span></text:span><text:span text:style-name="Source_20_Text"><text:span text:style-name="T3">{nom}.</text:span></text:span></text:p>
      <text:p text:style-name="P4"/>
      <text:p text:style-name="P4"/>
      <text:p text:style-name="P5">Présentation du projet :</text:p>
      <text:p text:style-name="P4">{description}</text:p>
      <text:p text:style-name="P4"/>
      <text:p text:style-name="P5">Présentation du pétitionnaire :</text:p>
      <text:p text:style-name="P3"><text:span text:style-name="Source_20_Text"><text:span text:style-name="T5">{demandeur}</text:span></text:span></text:p>
      <text:p text:style-name="P4"/>
      <text:p text:style-name="P5">Objet de la demande et espèces concernées :</text:p>
      <text:p text:style-name="P4">La demande concerne :</text:p>
      <text:p text:style-name="P4">{scientifique.type_demande}</text:p>
      <text:p text:style-name="P4"/>
      <text:p text:style-name="P3"><text:span text:style-name="Source_20_Text"><text:span text:style-name="T5">Les espèces visées par la présente dérogation sont les suivantes :</text:span></text:span></text:p>
      <text:p text:style-name="P6">{#each liste_espèces_par_impact as élément}</text:p>
      <text:p text:style-name="P6"/>
      <text:p text:style-name="Standard"><text:span text:style-name="Police_20_par_20_défaut"><text:span text:style-name="T6">{élément.impact}</text:span>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">Espèce</text:p>
            </table:table-cell>
            <table:table-cell table:style-name="Table1.A1" office:value-type="string">
              <text:p text:style-name="P7">{#each élément.liste_noms_impacts_quantifiés as nomColonne}</text:p>
            </table:table-cell>
            <table:table-cell table:style-name="Table1.A1" office:value-type="string">
              <text:p text:style-name="P7">{nomColonne}</text:p>
            </table:table-cell>
            <table:table-cell table:style-name="Table1.A1" office:value-type="string">
              <text:p text:style-name="P7">{/each}</text:p>
            </table:table-cell>
          </table:table-row>
        </table:table-header-rows>
        <table:table-row>
          <table:table-cell table:style-name="Table1.A1" office:value-type="string">
            <text:p text:style-name="P6">{#each élément.liste_espèces as espèce}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3" office:value-type="string">
            <text:p text:style-name="P9"><text:span text:style-name="Police_20_par_20_défaut"><text:span text:style-name="T5">{espèce.nomVernaculaire} (</text:span></text:span><text:span text:style-name="Police_20_par_20_défaut"><text:span text:style-name="T7">{espèce.nomScientifique}</text:span></text:span><text:span text:style-name="Police_20_par_20_défaut"><text:span text:style-name="T5">)</text:span></text:span></text:p>
          </table:table-cell>
          <table:table-cell table:style-name="Table1.A3" office:value-type="string">
            <text:p text:style-name="P8">{#each espèce.liste_impacts_quantifiés as impact_quantifié}</text:p>
          </table:table-cell>
          <table:table-cell table:style-name="Table1.A3" office:value-type="string">
            <text:p text:style-name="P8">{impact_quantifié}</text:p>
          </table:table-cell>
          <table:table-cell table:style-name="Table1.A3" office:value-type="string">
            <text:p text:style-name="P8">{/each}</text:p>
          </table:table-cell>
        </table:table-row>
        <table:table-row>
          <table:table-cell table:style-name="Table1.A1" office:value-type="string">
            <text:p text:style-name="P8">{/each}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p text:style-name="Standard"><text:span text:style-name="Source_20_Text"><text:span text:style-name="T5">{/each}</text:span></text:span></text:p>
      <text:p text:style-name="P5"/>
      <text:p text:style-name="P5"/>
      <text:p text:style-name="P5">Méthode, période et lieux d’intervention :</text:p>
      <text:p text:style-name="P10"/>
      <text:p text:style-name="P11">{scientifique.description_protocole_suivi}</text:p>
      <text:p text:style-name="P11"/>
      <text:p text:style-name="P11">{#if scientifique.mode_capture}</text:p>
      <text:p text:style-name="P11">Méthode de capture : {scientifique.mode_capture}</text:p>
      <text:p text:style-name="P11">{/if}</text:p>
      <text:p text:style-name="P11"/>
      <text:p text:style-name="Standard"><text:span text:style-name="Police_20_par_20_défaut"><text:span text:style-name="T3">Utilisation de sources lumineuses : {</text:span></text:span><text:span text:style-name="Police_20_par_20_défaut"><text:span text:style-name="T1">#if scientifique.modalités_source_lumineuses} Oui {:else}Non {/if}</text:span></text:span></text:p>
      <text:p text:style-name="P11">{#if scientifique.modalités_source_lumineuses }</text:p>
      <text:p text:style-name="P11">Modalités d’utilisation de sources lumineuses : {scientifique.modalités_source_lumineuses}</text:p>
      <text:p text:style-name="P11">{/if}</text:p>
      <text:p text:style-name="P11"/>
      <text:p text:style-name="P11">Modalités de marquage :</text:p>
      <text:p text:style-name="P11">{scientifique.modalités_marquage}</text:p>
      <text:p text:style-name="P11"/>
      <text:p text:style-name="P11">Modalités de transport :</text:p>
      <text:p text:style-name="P11"><text:soft-page-break/>{scientifique.modalités_transport}</text:p>
      <text:p text:style-name="P11"/>
      <text:p text:style-name="P11">La dérogation est demandée pour la période du {formatter_date_simple(date_début_intervention)} au {formatter_date_simple(date_fin_intervention)}, pour une durée de {afficher_nombre(durée_intervention)} ans.</text:p>
      <text:p text:style-name="P11"/>
      <text:p text:style-name="P11">Le suivi concerne les localisations suivantes :</text:p>
      <text:list text:style-name="L1">
        <text:list-item>
          <text:p text:style-name="P12"><text:span text:style-name="Source_20_Text"><text:span text:style-name="T3">{localisation}</text:span></text:span></text:p>
        </text:list-item>
      </text:list>
      <text:p text:style-name="P11">et plus particulièrement le périmètre suivant : {scientifique.périmètre_intervention}</text:p>
      <text:p text:style-name="P11"/>
      <text:p text:style-name="P13">Personnes amenées à intervenir :</text:p>
      <text:list text:style-name="L2">
        <text:list-item>
          <text:p text:style-name="P14">{#each scientifique.intervenants as personne}</text:p>
        </text:list-item>
        <text:list-item>
          <text:p text:style-name="P14">{personne.nom_complet} – {personne.qualification}</text:p>
        </text:list-item>
        <text:list-item>
          <text:p text:style-name="P14">{/each}</text:p>
        </text:list-item>
      </text:list>
      <text:p text:style-name="P11"/>
      <text:p text:style-name="P11">{scientifique.précisions_autres_intervenants}</text:p>
      <text:p text:style-name="P11"/>
      <text:p text:style-name="P11"/>
      <text:p text:style-name="P15">CSRPN :</text:p>
      <text:p text:style-name="P4">En vertu de l’arrêté du 19 février 2007 fixant les conditions de demande et d’instruction des dérogations définies au 4° de l’article L.411-2 du code de l’environnement portant sur les espèces de faune et de flore sauvages protégées, un avis du CSRPN est requis avant la prise de décision préfectorale.</text:p>
      <text:p text:style-name="P4">J’attire votre attention sur le fait qu’au-delà d’un délai de 2 mois à compter de la date de réception du présent courrier, l’avis du CSRPN sera considéré comme favorable tacite</text:p>
      <text:p text:style-name="P4"/>
      <text:p text:style-name="P4"/>
      <text:p text:style-name="P15">OU</text:p>
      <text:p text:style-name="P4"/>
      <text:p text:style-name="P15">CNPN :</text:p>
      <text:p text:style-name="P4">La présente demande de dérogation concernant une espèce appartenant à la liste fixée par l’arrêté ministériel du 9 juillet 1999, un avis du CNPN est requis avant la prise de décision préfectorale.</text:p>
      <text:p text:style-name="P3"><text:span text:style-name="Police_20_par_20_défaut"><text:span text:style-name="T3">Je vous demande de bien vouloir transmettre l’ensemble de ces éléments au CNPN, pour examen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ongti SC" style:font-family-asian="'Songti SC'" style:font-family-generic-asian="system" style:font-pitch-asian="variable" style:font-weight-asian="bold" style:font-name-complex="Arial Unicode MS" style:font-family-complex="'Arial Unicode MS'" style:font-family-generic-complex="system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meta:initial-creator>Vanessa Rispal</meta:initial-creator>
    <meta:creation-date>2025-07-09T08:53:00Z</meta:creation-date>
    <dc:date>2025-07-17T18:43:29.183987987</dc:date>
    <meta:editing-cycles>3</meta:editing-cycles>
    <meta:editing-duration>PT4M2S</meta:editing-duration>
    <meta:document-statistic meta:table-count="1" meta:image-count="0" meta:object-count="0" meta:page-count="2" meta:paragraph-count="54" meta:word-count="339" meta:character-count="2790" meta:non-whitespace-character-count="2508"/>
    <meta:template xlink:type="simple" xlink:actuate="onRequest" xlink:title="" xlink:href="../Téléchargements/Saisine%20CNPN%20CSRPN%20Scientifique(2).odt/Normal.dotm"/>
  </office:meta>
</office:document-meta>
</file>